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gradient" draw:fill-color="#ff420e" draw:fill-gradient-name="Tango_20_Orange" draw:textarea-horizontal-align="justify" draw:textarea-vertical-align="middle" draw:auto-grow-height="false"/>
    </style:style>
    <style:style style:name="gr2" style:family="graphic" style:parent-style-name="standard">
      <style:graphic-properties draw:fill="gradient" draw:fill-gradient-name="Tango_20_Blue" draw:textarea-horizontal-align="justify" draw:textarea-vertical-align="middle" draw:auto-grow-height="false"/>
    </style:style>
    <style:style style:name="gr3" style:family="graphic" style:parent-style-name="standard">
      <style:graphic-properties draw:stroke="none" svg:stroke-color="#000000" draw:fill="none" draw:fill-color="#ffffff" fo:min-height="0.7cm"/>
    </style:style>
    <style:style style:name="gr4" style:family="graphic" style:parent-style-name="standard">
      <style:graphic-properties draw:stroke="none" svg:stroke-color="#000000" draw:fill="none" draw:fill-color="#ffffff" fo:min-height="0.8cm"/>
    </style:style>
    <style:style style:name="gr5" style:family="graphic" style:parent-style-name="standard">
      <style:graphic-properties draw:stroke="none" svg:stroke-color="#000000" draw:fill="none" draw:fill-color="#ffffff" fo:min-height="0.55cm"/>
    </style:style>
    <style:style style:name="gr6" style:family="graphic" style:parent-style-name="standard">
      <style:graphic-properties draw:stroke="none" svg:stroke-color="#000000" draw:fill="none" draw:fill-color="#ffffff" fo:min-height="0.6cm"/>
    </style:style>
    <style:style style:name="gr7" style:family="graphic" style:parent-style-name="standard">
      <style:graphic-properties draw:stroke="none" svg:stroke-color="#000000" draw:fill="none" draw:fill-color="#ffffff" fo:min-height="0.7cm"/>
    </style:style>
    <style:style style:name="gr8" style:family="graphic" style:parent-style-name="standard">
      <style:graphic-properties draw:stroke="none" svg:stroke-color="#000000" draw:fill="none" draw:fill-color="#ffffff" fo:min-height="0.5cm"/>
    </style:style>
    <style:style style:name="gr9" style:family="graphic" style:parent-style-name="standard">
      <style:graphic-properties draw:stroke="none" svg:stroke-color="#000000" draw:fill="none" draw:fill-color="#ffffff" fo:min-height="1.55cm"/>
    </style:style>
    <style:style style:name="gr10" style:family="graphic" style:parent-style-name="standard">
      <style:graphic-properties draw:stroke="none" svg:stroke-color="#000000" draw:fill="none" draw:fill-color="#ffffff" fo:min-height="3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text-properties fo:font-size="28pt" style:font-size-asian="28pt" style:font-size-complex="28pt"/>
    </style:style>
    <style:style style:name="T1" style:family="text">
      <style:text-properties fo:font-size="12pt" style:font-size-asian="12pt" style:font-size-complex="12pt"/>
    </style:style>
    <style:style style:name="T2" style:family="text">
      <style:text-properties fo:font-size="12pt" fo:font-style="normal" style:font-size-asian="12pt" style:font-style-asian="normal" style:font-size-complex="12pt" style:font-style-complex="normal"/>
    </style:style>
    <style:style style:name="T3"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0.7cm" svg:height="3.8cm" draw:transform="rotate (1.5707963267949) translate (16.2cm 3.5cm)">
          <text:p/>
          <draw:enhanced-geometry svg:viewBox="0 0 88 21600" draw:mirror-horizontal="false" draw:mirror-vertical="false" draw:glue-points="44 ?f6 44 0 0 10800 44 21600 88 10800" draw:text-areas="0 ?f6 88 ?f3" draw:type="can" draw:modifiers="2630.094847475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0.7cm" svg:height="2.5cm" draw:transform="rotate (1.5707963267949) translate (14cm 3.5cm)">
          <text:p/>
          <draw:enhanced-geometry svg:viewBox="0 0 88 21600" draw:mirror-horizontal="false" draw:mirror-vertical="false" draw:glue-points="44 ?f6 44 0 0 10800 44 21600 88 10800" draw:text-areas="0 ?f6 88 ?f3" draw:type="can" draw:modifiers="4110.99560175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0.7cm" svg:height="13.3cm" draw:transform="rotate (1.5707963267949) translate (1cm 3.5cm)">
          <text:p/>
          <draw:enhanced-geometry svg:viewBox="0 0 88 21600" draw:mirror-horizontal="false" draw:mirror-vertical="false" draw:glue-points="44 ?f6 44 0 0 10800 44 21600 88 10800" draw:text-areas="0 ?f6 88 ?f3" draw:type="can" draw:modifiers="672.12894560107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0.75cm" svg:height="1.3cm" draw:transform="rotate (1.5707963267949) translate (18.7cm 9.1cm)">
          <text:p/>
          <draw:enhanced-geometry svg:viewBox="0 0 88 21600" draw:mirror-horizontal="false" draw:mirror-vertical="false" draw:glue-points="44 ?f6 44 0 0 10800 44 21600 88 10800" draw:text-areas="0 ?f6 88 ?f3" draw:type="can" draw:modifiers="5365.310492505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0.75cm" svg:height="4.1cm" draw:transform="rotate (1.5707963267949) translate (14.8cm 9.1cm)">
          <text:p/>
          <draw:enhanced-geometry svg:viewBox="0 0 88 21600" draw:mirror-horizontal="false" draw:mirror-vertical="false" draw:glue-points="44 ?f6 44 0 0 10800 44 21600 88 10800" draw:text-areas="0 ?f6 88 ?f3" draw:type="can" draw:modifiers="2447.4172815996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0.75cm" svg:height="4.1cm" draw:transform="rotate (1.5707963267949) translate (11cm 9.1cm)">
          <text:p/>
          <draw:enhanced-geometry svg:viewBox="0 0 88 21600" draw:mirror-horizontal="false" draw:mirror-vertical="false" draw:glue-points="44 ?f6 44 0 0 10800 44 21600 88 10800" draw:text-areas="0 ?f6 88 ?f3" draw:type="can" draw:modifiers="2498.8336110449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0.75cm" svg:height="4.1cm" draw:transform="rotate (1.5707963267949) translate (7.2cm 9.1cm)">
          <text:p/>
          <draw:enhanced-geometry svg:viewBox="0 0 88 21600" draw:mirror-horizontal="false" draw:mirror-vertical="false" draw:glue-points="44 ?f6 44 0 0 10800 44 21600 88 10800" draw:text-areas="0 ?f6 88 ?f3" draw:type="can" draw:modifiers="2555.39157343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0.75cm" svg:height="6.5cm" draw:transform="rotate (1.5707963267949) translate (1cm 9.1cm)">
          <text:p/>
          <draw:enhanced-geometry svg:viewBox="0 0 88 21600" draw:mirror-horizontal="false" draw:mirror-vertical="false" draw:glue-points="44 ?f6 44 0 0 10800 44 21600 88 10800" draw:text-areas="0 ?f6 88 ?f3" draw:type="can" draw:modifiers="1441.993539455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2" draw:layer="layout" svg:width="2.8cm" svg:height="0.95cm" svg:x="6.3cm" svg:y="3.5cm">
          <draw:text-box>
            <text:p text:style-name="P2"><text:span text:style-name="T1">115 mm</text:span></text:p>
          </draw:text-box>
        </draw:frame>
        <draw:frame draw:style-name="gr3" draw:layer="layout" svg:width="1.5cm" svg:height="0.95cm" svg:x="14.7cm" svg:y="3.5cm">
          <draw:text-box>
            <text:p><text:span text:style-name="T1">2 cm</text:span></text:p>
          </draw:text-box>
        </draw:frame>
        <draw:frame draw:style-name="gr4" draw:layer="layout" svg:width="1.8cm" svg:height="1.05cm" svg:x="18.4cm" svg:y="3.5cm">
          <draw:text-box>
            <text:p><text:span text:style-name="T1">30 m</text:span><text:span text:style-name="T2">m</text:span></text:p>
          </draw:text-box>
        </draw:frame>
        <draw:frame draw:style-name="gr5" draw:layer="layout" svg:width="1.7cm" svg:height="0.8cm" svg:x="3.7cm" svg:y="9.1cm">
          <draw:text-box>
            <text:p><text:span text:style-name="T1">2 inch</text:span></text:p>
          </draw:text-box>
        </draw:frame>
        <draw:frame draw:style-name="gr6" draw:text-style-name="P2" draw:layer="layout" svg:width="1.8cm" svg:height="0.85cm" svg:x="8.3cm" svg:y="9.1cm">
          <draw:text-box>
            <text:p text:style-name="P2"><text:span text:style-name="T1">3,5 cm</text:span></text:p>
          </draw:text-box>
        </draw:frame>
        <draw:frame draw:style-name="gr6" draw:text-style-name="P2" draw:layer="layout" svg:width="1.8cm" svg:height="0.85cm" svg:x="15.9cm" svg:y="9.1cm">
          <draw:text-box>
            <text:p text:style-name="P2"><text:span text:style-name="T1">3,5 cm</text:span></text:p>
          </draw:text-box>
        </draw:frame>
        <draw:frame draw:style-name="gr6" draw:text-style-name="P2" draw:layer="layout" svg:width="1.8cm" svg:height="0.85cm" svg:x="11.9cm" svg:y="9.1cm">
          <draw:text-box>
            <text:p text:style-name="P2"><text:span text:style-name="T1">3,5 cm</text:span></text:p>
          </draw:text-box>
        </draw:frame>
        <draw:frame draw:style-name="gr4" draw:text-style-name="P2" draw:layer="layout" svg:width="2cm" svg:height="1.05cm" svg:x="18.3cm" svg:y="9.1cm">
          <draw:text-box>
            <text:p text:style-name="P2"><text:span text:style-name="T1">3,2 mm</text:span></text:p>
          </draw:text-box>
        </draw:frame>
        <draw:frame draw:style-name="gr7" draw:layer="layout" svg:width="6.5cm" svg:height="1.195cm" svg:x="1.8cm" svg:y="5.1cm">
          <draw:text-box>
            <text:p/>
          </draw:text-box>
        </draw:frame>
        <draw:frame draw:style-name="gr8" draw:text-style-name="P2" draw:layer="layout" svg:width="4.1cm" svg:height="0.75cm" svg:x="16.3cm" svg:y="5.15cm">
          <draw:text-box>
            <text:p><text:span text:style-name="T1">Rendement : 0,79</text:span></text:p>
          </draw:text-box>
        </draw:frame>
        <draw:frame draw:style-name="gr8" draw:text-style-name="P2" draw:layer="layout" svg:width="3.9cm" svg:height="0.75cm" svg:x="16.3cm" svg:y="10.75cm">
          <draw:text-box>
            <text:p><text:span text:style-name="T1">Rendement : 0,91</text:span></text:p>
          </draw:text-box>
        </draw:frame>
        <draw:frame draw:style-name="gr9" draw:text-style-name="P3" draw:layer="layout" svg:width="3.4cm" svg:height="1.8cm" svg:x="8.7cm" svg:y="16.5cm">
          <draw:text-box>
            <text:p><text:span text:style-name="T3">.</text:span><text:span text:style-name="T3"><text:tab/></text:span><text:span text:style-name="T3">.</text:span><text:span text:style-name="T3"><text:tab/></text:span><text:span text:style-name="T3">.</text:span></text:p>
          </draw:text-box>
        </draw:frame>
        <draw:frame draw:style-name="gr10" draw:layer="layout" svg:width="18cm" svg:height="7.361cm" svg:x="1.5cm" svg:y="18.8cm">
          <draw:text-box>
            <text:p>Cela n'a pas la prétention d'être exhaustif, mais ça donne déjà une idée… Il faudra tricher graphiquement à cause de l'épaisseur perdue à la découpe, qui fera une perte variable selon le nombre de tronçons et produirait un décalage entre les fins des barres orange dans le cas d'une représentation honnête… Car si l'on représente la vraie épaisseur de découpe en guise d'espace entre les tronçons, le résultat visuel pourrait être un peu brouillé (cette épaisseur étant relativement faible en regard de la taille des tronçons dans la majeure partie des cas).</text:p>
          </draw:text-box>
        </draw:frame>
        <draw:frame draw:style-name="gr3" draw:text-style-name="P2" draw:layer="layout" svg:width="2.8cm" svg:height="0.95cm" svg:x="6.3cm" svg:y="4.3cm">
          <draw:text-box>
            <text:p text:style-name="P2"><text:span text:style-name="T1">115 mm</text:span></text:p>
          </draw:text-box>
        </draw:frame>
        <draw:frame draw:style-name="gr3" draw:layer="layout" svg:width="1.8cm" svg:height="0.95cm" svg:x="14.7cm" svg:y="4.3cm">
          <draw:text-box>
            <text:p><text:span text:style-name="T1">20 mm</text:span></text:p>
          </draw:text-box>
        </draw:frame>
        <draw:frame draw:style-name="gr4" draw:layer="layout" svg:width="1.8cm" svg:height="1.05cm" svg:x="18.4cm" svg:y="4.3cm">
          <draw:text-box>
            <text:p><text:span text:style-name="T1">30</text:span><text:span text:style-name="T2"> mm</text:span></text:p>
          </draw:text-box>
        </draw:frame>
        <draw:frame draw:style-name="gr5" draw:layer="layout" svg:width="2.2cm" svg:height="0.8cm" svg:x="3.7cm" svg:y="9.9cm">
          <draw:text-box>
            <text:p><text:span text:style-name="T1">50,8 mm</text:span></text:p>
          </draw:text-box>
        </draw:frame>
        <draw:frame draw:style-name="gr6" draw:text-style-name="P2" draw:layer="layout" svg:width="1.8cm" svg:height="0.85cm" svg:x="8.3cm" svg:y="9.9cm">
          <draw:text-box>
            <text:p text:style-name="P2"><text:span text:style-name="T1">35 mm</text:span></text:p>
          </draw:text-box>
        </draw:frame>
        <draw:frame draw:style-name="gr6" draw:text-style-name="P2" draw:layer="layout" svg:width="1.8cm" svg:height="0.85cm" svg:x="15.9cm" svg:y="9.9cm">
          <draw:text-box>
            <text:p text:style-name="P2"><text:span text:style-name="T1">35 mm</text:span></text:p>
          </draw:text-box>
        </draw:frame>
        <draw:frame draw:style-name="gr6" draw:text-style-name="P2" draw:layer="layout" svg:width="1.8cm" svg:height="0.85cm" svg:x="11.9cm" svg:y="9.9cm">
          <draw:text-box>
            <text:p text:style-name="P2"><text:span text:style-name="T1">35 mm</text:span></text:p>
          </draw:text-box>
        </draw:frame>
        <draw:frame draw:style-name="gr4" draw:text-style-name="P2" draw:layer="layout" svg:width="2cm" svg:height="1.05cm" svg:x="18.3cm" svg:y="9.9cm">
          <draw:text-box>
            <text:p text:style-name="P2"><text:span text:style-name="T1">3,2 mm</text:span></text:p>
          </draw:text-box>
        </draw:frame>
        <draw:frame draw:style-name="gr8" draw:text-style-name="P2" draw:layer="layout" svg:width="2.8cm" svg:height="0.75cm" svg:x="16.9cm" svg:y="5.95cm">
          <draw:text-box>
            <text:p><text:span text:style-name="T1">Quantité : 1</text:span></text:p>
          </draw:text-box>
        </draw:frame>
        <draw:frame draw:style-name="gr8" draw:text-style-name="P2" draw:layer="layout" svg:width="3cm" svg:height="0.75cm" svg:x="16.9cm" svg:y="11.5cm">
          <draw:text-box>
            <text:p><text:span text:style-name="T1">Quantité : 2</text:span></text:p>
          </draw:text-box>
        </draw:frame>
        <draw:frame draw:style-name="gr3" draw:text-style-name="P2" draw:layer="layout" svg:width="10.2cm" svg:height="0.95cm" svg:x="1cm" svg:y="1.85cm">
          <draw:text-box>
            <text:p text:style-name="P2"><text:span text:style-name="T1">Longueur barre avant découpe : 17,1 cm (171 mm) </text:span></text:p>
          </draw:text-box>
        </draw:frame>
        <draw:frame draw:style-name="gr3" draw:text-style-name="P2" draw:layer="layout" svg:width="10.2cm" svg:height="0.95cm" svg:x="1cm" svg:y="7.4cm">
          <draw:text-box>
            <text:p text:style-name="P2"><text:span text:style-name="T1">Longueur barre avant découpe : 17,1 cm (171 mm)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Blue" draw:display-name="Tango Blue" draw:style="linear" draw:start-color="#729fcf" draw:end-color="#204a87" draw:start-intensity="100%" draw:end-intensity="100%" draw:angle="300" draw:border="0%"/>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1T18:50:23.924862363</meta:creation-date>
    <dc:date>2015-05-31T11:10:54.965073768</dc:date>
    <meta:editing-duration>PT53M6S</meta:editing-duration>
    <meta:editing-cycles>7</meta:editing-cycles>
    <meta:generator>LibreOffice/4.2.8.2$Linux_X86_64 LibreOffice_project/420m0$Build-2</meta:generator>
    <meta:document-statistic meta:object-count="33"/>
  </office:meta>
</office:document-meta>
</file>